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Policepardéfaut" style:family="text">
      <style:text-properties style:font-name-complex="Times New Roman" fo:font-weight="bold" style:font-weight-asian="bold" fo:font-size="12pt" style:font-size-asian="12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style:font-name-complex="Times New Roman" fo:font-weight="bold" style:font-weight-asian="bold" fo:color="#000000" fo:font-size="12pt" style:font-size-asian="12pt"/>
    </style:style>
    <style:style style:name="P6" style:parent-style-name="Standard" style:family="paragraph">
      <style:paragraph-properties fo:text-align="justify"/>
    </style:style>
    <style:style style:name="T7" style:parent-style-name="Policepardéfaut" style:family="text">
      <style:text-properties style:font-name-complex="Times New Roman" fo:color="#000000" fo:font-size="12pt" style:font-size-asian="12pt"/>
    </style:style>
    <style:style style:name="P8" style:parent-style-name="Standard" style:family="paragraph">
      <style:paragraph-properties fo:text-align="justify"/>
    </style:style>
    <style:style style:name="T9" style:parent-style-name="Policepardéfaut" style:family="text">
      <style:text-properties style:font-name-complex="Times New Roman" fo:color="#000000" fo:font-size="12pt" style:font-size-asian="12pt"/>
    </style:style>
    <style:style style:name="T10" style:parent-style-name="Policepardéfaut" style:family="text">
      <style:text-properties style:font-name-complex="Times New Roman" fo:color="#000000" fo:font-size="12pt" style:font-size-asian="12pt"/>
    </style:style>
    <style:style style:name="T11" style:parent-style-name="Policepardéfaut" style:family="text">
      <style:text-properties style:font-name-complex="Times New Roman" fo:color="#000000" fo:font-size="12pt" style:font-size-asian="12pt"/>
    </style:style>
    <style:style style:name="T12" style:parent-style-name="Policepardéfaut" style:family="text">
      <style:text-properties style:font-name-complex="Times New Roman" fo:color="#000000" fo:font-size="12pt" style:font-size-asian="12pt"/>
    </style:style>
    <style:style style:name="T13" style:parent-style-name="Policepardéfaut" style:family="text">
      <style:text-properties style:font-name-complex="Times New Roman" fo:color="#000000" fo:font-size="12pt" style:font-size-asian="12pt"/>
    </style:style>
    <style:style style:name="P14" style:parent-style-name="Standard" style:family="paragraph">
      <style:paragraph-properties fo:text-align="justify"/>
    </style:style>
    <style:style style:name="T15" style:parent-style-name="Policepardéfaut" style:family="text">
      <style:text-properties style:font-name-complex="Times New Roman" fo:font-weight="bold" style:font-weight-asian="bold" fo:color="#000000" fo:font-size="12pt" style:font-size-asian="12pt"/>
    </style:style>
    <style:style style:name="P16" style:parent-style-name="Standard" style:family="paragraph">
      <style:paragraph-properties fo:text-align="justify"/>
    </style:style>
    <style:style style:name="T17" style:parent-style-name="Policepardéfaut" style:family="text">
      <style:text-properties style:font-name-complex="Times New Roman" fo:color="#000000" fo:font-size="12pt" style:font-size-asian="12pt"/>
    </style:style>
    <style:style style:name="T18" style:parent-style-name="Policepardéfaut" style:family="text">
      <style:text-properties style:font-name-complex="Times New Roman" fo:color="#000000" fo:font-size="12pt" style:font-size-asian="12pt"/>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Policepardéfaut" style:family="text">
      <style:text-properties style:font-name-complex="Times New Roman" fo:font-weight="bold" style:font-weight-asian="bold" fo:color="#000000" fo:font-size="12pt" style:font-size-asian="12pt"/>
    </style:style>
    <style:style style:name="P22" style:parent-style-name="Standard" style:family="paragraph">
      <style:paragraph-properties fo:text-align="justify"/>
    </style:style>
    <style:style style:name="T23" style:parent-style-name="Policepardéfaut" style:family="text">
      <style:text-properties style:font-name-complex="Times New Roman" fo:color="#000000" fo:font-size="12pt" style:font-size-asian="12pt"/>
    </style:style>
    <style:style style:name="T24" style:parent-style-name="Policepardéfaut" style:family="text">
      <style:text-properties style:font-name-complex="Times New Roman" fo:color="#000000" fo:font-size="12pt" style:font-size-asian="12pt"/>
    </style:style>
    <style:style style:name="T25" style:parent-style-name="Policepardéfaut" style:family="text">
      <style:text-properties style:font-name-complex="Times New Roman" fo:color="#000000" fo:font-size="12pt" style:font-size-asian="12pt"/>
    </style:style>
    <style:style style:name="P26" style:parent-style-name="Standard" style:family="paragraph">
      <style:paragraph-properties fo:text-align="justify"/>
    </style:style>
    <style:style style:name="T27" style:parent-style-name="Policepardéfaut" style:family="text">
      <style:text-properties style:font-name-complex="Times New Roman" fo:color="#000000" fo:font-size="12pt" style:font-size-asian="12pt"/>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Policepardéfaut" style:family="text">
      <style:text-properties style:font-name-complex="Times New Roman" fo:font-weight="bold" style:font-weight-asian="bold" fo:color="#000000" fo:font-size="12pt" style:font-size-asian="12pt"/>
    </style:style>
    <style:style style:name="T31" style:parent-style-name="Policepardéfaut" style:family="text">
      <style:text-properties style:font-name-complex="Times New Roman" fo:font-weight="bold" style:font-weight-asian="bold" fo:color="#000000" fo:font-size="12pt" style:font-size-asian="12pt"/>
    </style:style>
    <style:style style:name="P32" style:parent-style-name="Standard" style:family="paragraph">
      <style:paragraph-properties fo:text-align="justify"/>
    </style:style>
    <style:style style:name="T33" style:parent-style-name="Policepardéfaut" style:family="text">
      <style:text-properties style:font-name-complex="Times New Roman" fo:color="#000000" fo:font-size="12pt" style:font-size-asian="12pt"/>
    </style:style>
    <style:style style:name="T34" style:parent-style-name="Policepardéfaut" style:family="text">
      <style:text-properties style:font-name-complex="Times New Roman" fo:color="#000000" fo:font-size="12pt" style:font-size-asian="12pt"/>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Policepardéfaut" style:family="text">
      <style:text-properties style:font-name-complex="Times New Roman" fo:font-weight="bold" style:font-weight-asian="bold" fo:color="#000000" fo:font-size="12pt" style:font-size-asian="12pt"/>
    </style:style>
    <style:style style:name="T38" style:parent-style-name="Policepardéfaut" style:family="text">
      <style:text-properties style:font-name-complex="Times New Roman" fo:font-weight="bold" style:font-weight-asian="bold" fo:color="#000000" style:text-position="super 66.6%" fo:font-size="12pt" style:font-size-asian="12pt"/>
    </style:style>
    <style:style style:name="T39" style:parent-style-name="Policepardéfaut" style:family="text">
      <style:text-properties style:font-name-complex="Times New Roman" fo:font-weight="bold" style:font-weight-asian="bold" fo:color="#000000" fo:font-size="12pt" style:font-size-asian="12pt"/>
    </style:style>
    <style:style style:name="P40" style:parent-style-name="Standard" style:family="paragraph">
      <style:paragraph-properties fo:text-align="justify"/>
    </style:style>
    <style:style style:name="T41" style:parent-style-name="Policepardéfaut" style:family="text">
      <style:text-properties style:font-name-complex="Times New Roman" fo:color="#000000" fo:font-size="12pt" style:font-size-asian="12pt"/>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Policepardéfaut" style:family="text">
      <style:text-properties style:font-name-complex="Times New Roman" fo:font-weight="bold" style:font-weight-asian="bold" fo:color="#000000" fo:font-size="12pt" style:font-size-asian="12pt"/>
    </style:style>
    <style:style style:name="P45" style:parent-style-name="Standard" style:family="paragraph">
      <style:paragraph-properties fo:text-align="justify"/>
    </style:style>
    <style:style style:name="T46" style:parent-style-name="Policepardéfaut" style:family="text">
      <style:text-properties style:font-name-complex="Times New Roman" fo:color="#000000" fo:font-size="12pt" style:font-size-asian="12pt"/>
    </style:style>
    <style:style style:name="T47" style:parent-style-name="Policepardéfaut" style:family="text">
      <style:text-properties style:font-name-complex="Times New Roman" fo:color="#000000" fo:font-size="12pt" style:font-size-asian="12pt"/>
    </style:style>
    <style:style style:name="P48" style:parent-style-name="Standard" style:family="paragraph">
      <style:paragraph-properties fo:text-align="justify"/>
    </style:style>
    <style:style style:name="T49" style:parent-style-name="Policepardéfaut" style:family="text">
      <style:text-properties style:font-name-complex="Times New Roman" fo:color="#000000" fo:font-size="12pt" style:font-size-asian="12pt"/>
    </style:style>
    <style:style style:name="T50" style:parent-style-name="Policepardéfaut" style:family="text">
      <style:text-properties style:font-name-complex="Times New Roman" fo:color="#000000" fo:font-size="12pt" style:font-size-asian="12pt"/>
    </style:style>
    <style:style style:name="T51" style:parent-style-name="Policepardéfaut" style:family="text">
      <style:text-properties style:font-name-complex="Times New Roman" fo:color="#000000" fo:font-size="12pt" style:font-size-asian="12pt"/>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Policepardéfaut" style:family="text">
      <style:text-properties style:font-name-complex="Times New Roman" fo:font-weight="bold" style:font-weight-asian="bold" fo:color="#000000" fo:font-size="12pt" style:font-size-asian="12pt"/>
    </style:style>
    <style:style style:name="P55" style:parent-style-name="Standard" style:family="paragraph">
      <style:paragraph-properties fo:text-align="justify"/>
    </style:style>
    <style:style style:name="T56" style:parent-style-name="Policepardéfaut" style:family="text">
      <style:text-properties style:font-name-complex="Times New Roman" fo:font-size="12pt" style:font-size-asian="12pt"/>
    </style:style>
    <style:style style:name="T57" style:parent-style-name="Policepardéfaut" style:family="text">
      <style:text-properties style:font-name-complex="Times New Roman" fo:font-size="12pt" style:font-size-asian="12pt"/>
    </style:style>
    <style:style style:name="P58" style:parent-style-name="Standard" style:family="paragraph">
      <style:paragraph-properties fo:text-align="justify"/>
    </style:style>
    <style:style style:name="T59" style:parent-style-name="Policepardéfaut" style:family="text">
      <style:text-properties style:font-name-complex="Times New Roman" fo:font-size="12pt" style:font-size-asian="12pt"/>
    </style:style>
    <style:style style:name="T60" style:parent-style-name="Policepardéfaut" style:family="text">
      <style:text-properties style:font-name-complex="Times New Roman" fo:font-size="12pt" style:font-size-asian="12pt"/>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Policepardéfaut" style:family="text">
      <style:text-properties style:font-name-complex="Times New Roman" fo:font-weight="bold" style:font-weight-asian="bold" fo:color="#000000" fo:font-size="12pt" style:font-size-asian="12pt"/>
    </style:style>
    <style:style style:name="P64" style:parent-style-name="Standard" style:family="paragraph">
      <style:paragraph-properties fo:text-align="justify"/>
    </style:style>
    <style:style style:name="T65" style:parent-style-name="Policepardéfaut" style:family="text">
      <style:text-properties style:font-name-complex="Times New Roman" fo:color="#000000" fo:font-size="12pt" style:font-size-asian="12pt"/>
    </style:style>
    <style:style style:name="T66" style:parent-style-name="Policepardéfaut" style:family="text">
      <style:text-properties style:font-name-complex="Times New Roman" fo:color="#000000" fo:font-size="12pt" style:font-size-asian="12pt"/>
    </style:style>
    <style:style style:name="P67" style:parent-style-name="Standard" style:family="paragraph">
      <style:paragraph-properties fo:text-align="justify"/>
    </style:style>
    <style:style style:name="T68" style:parent-style-name="Policepardéfaut" style:family="text">
      <style:text-properties style:font-name-complex="Times New Roman" fo:color="#000000" fo:font-size="12pt" style:font-size-asian="12pt"/>
    </style:style>
    <style:style style:name="P69" style:parent-style-name="Standard" style:family="paragraph">
      <style:paragraph-properties fo:text-align="justify"/>
      <style:text-properties style:font-name-complex="Times New Roman" fo:font-weight="bold" style:font-weight-asian="bold" style:text-line-through-style="solid" style:text-line-through-width="auto" style:text-line-through-color="font-color" style:text-line-through-mode="continuous" style:text-line-through-type="single" fo:color="#000000" fo:font-size="12pt" style:font-size-asian="12pt" fo:background-color="#FFFF00"/>
    </style:style>
    <style:style style:name="P70" style:parent-style-name="Standard" style:family="paragraph">
      <style:paragraph-properties fo:text-align="justify"/>
      <style:text-properties style:font-name-complex="Times New Roman" fo:font-weight="bold" style:font-weight-asian="bold" fo:color="#000000" fo:font-size="12pt" style:font-size-asian="12pt"/>
    </style:style>
    <style:style style:name="P71" style:parent-style-name="Standard" style:family="paragraph">
      <style:paragraph-properties fo:text-align="justify"/>
    </style:style>
    <style:style style:name="T72" style:parent-style-name="Policepardéfaut" style:family="text">
      <style:text-properties style:font-name-complex="Times New Roman" fo:color="#000000" fo:font-size="12pt" style:font-size-asian="12pt"/>
    </style:style>
    <style:style style:name="T73" style:parent-style-name="Policepardéfaut" style:family="text">
      <style:text-properties style:font-name-complex="Times New Roman" fo:color="#000000" fo:font-size="12pt" style:font-size-asian="12pt"/>
    </style:style>
    <style:style style:name="T74" style:parent-style-name="Policepardéfaut" style:family="text">
      <style:text-properties style:font-name-complex="Times New Roman" fo:color="#000000" fo:font-size="12pt" style:font-size-asian="12pt"/>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Policepardéfaut" style:family="text">
      <style:text-properties style:font-name-complex="Times New Roman" fo:font-weight="bold" style:font-weight-asian="bold" fo:color="#000000" fo:font-size="12pt" style:font-size-asian="12pt"/>
    </style:style>
    <style:style style:name="P78" style:parent-style-name="Standard" style:family="paragraph">
      <style:paragraph-properties fo:text-align="justify"/>
    </style:style>
    <style:style style:name="T79" style:parent-style-name="Policepardéfaut" style:family="text">
      <style:text-properties style:font-name-complex="Times New Roman" fo:color="#000000" fo:font-size="12pt" style:font-size-asian="12pt"/>
    </style:style>
    <style:style style:name="T80" style:parent-style-name="Policepardéfaut" style:family="text">
      <style:text-properties style:font-name-complex="Times New Roman" fo:color="#000000" fo:font-size="12pt" style:font-size-asian="12pt"/>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Policepardéfaut" style:family="text">
      <style:text-properties style:font-name-complex="Times New Roman" fo:font-weight="bold" style:font-weight-asian="bold" fo:color="#000000" fo:font-size="12pt" style:font-size-asian="12pt"/>
    </style:style>
    <style:style style:name="P84" style:parent-style-name="Standard" style:family="paragraph">
      <style:paragraph-properties fo:text-align="justify"/>
    </style:style>
    <style:style style:name="T85" style:parent-style-name="Policepardéfaut" style:family="text">
      <style:text-properties style:font-name-complex="Times New Roman" fo:color="#000000" fo:font-size="12pt" style:font-size-asian="12pt"/>
    </style:style>
    <style:style style:name="T86" style:parent-style-name="Policepardéfaut" style:family="text">
      <style:text-properties style:font-name-complex="Times New Roman" fo:color="#000000" fo:font-size="12pt" style:font-size-asian="12pt"/>
    </style:style>
    <style:style style:name="T87" style:parent-style-name="Policepardéfaut" style:family="text">
      <style:text-properties style:font-name-complex="Times New Roman" fo:color="#000000" fo:font-size="12pt" style:font-size-asian="12pt"/>
    </style:style>
    <style:style style:name="P88" style:parent-style-name="Standard" style:family="paragraph">
      <style:paragraph-properties fo:text-align="justify"/>
    </style:style>
    <style:style style:name="T89" style:parent-style-name="Policepardéfaut" style:family="text">
      <style:text-properties style:font-name-complex="Times New Roman" fo:color="#000000" fo:font-size="12pt" style:font-size-asian="12pt"/>
    </style:style>
    <style:style style:name="T90" style:parent-style-name="Policepardéfaut" style:family="text">
      <style:text-properties style:font-name-complex="Times New Roman" fo:color="#000000" fo:font-size="12pt" style:font-size-asian="12pt"/>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T93" style:parent-style-name="Policepardéfaut" style:family="text">
      <style:text-properties style:font-name-complex="Times New Roman" fo:font-weight="bold" style:font-weight-asian="bold" fo:color="#000000" fo:font-size="12pt" style:font-size-asian="12pt"/>
    </style:style>
    <style:style style:name="P94" style:parent-style-name="Standard" style:family="paragraph">
      <style:paragraph-properties fo:text-align="justify"/>
    </style:style>
    <style:style style:name="T95" style:parent-style-name="Policepardéfaut" style:family="text">
      <style:text-properties style:font-name="Times" style:font-name-complex="Times" fo:font-size="12pt" style:font-size-asian="12pt"/>
    </style:style>
    <style:style style:name="T96" style:parent-style-name="Policepardéfaut" style:family="text">
      <style:text-properties style:font-name="Times" style:font-name-complex="Times" fo:font-size="12pt" style:font-size-asian="12pt"/>
    </style:style>
    <style:style style:name="T97" style:parent-style-name="Policepardéfaut" style:family="text">
      <style:text-properties style:font-name="Times" style:font-name-complex="Times" fo:font-size="12pt" style:font-size-asian="12pt"/>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T100" style:parent-style-name="Policepardéfaut" style:family="text">
      <style:text-properties style:font-name-complex="Times New Roman" fo:font-weight="bold" style:font-weight-asian="bold" fo:color="#000000" fo:font-size="12pt" style:font-size-asian="12pt"/>
    </style:style>
    <style:style style:name="P101" style:parent-style-name="Standard" style:family="paragraph">
      <style:paragraph-properties fo:text-align="justify"/>
    </style:style>
    <style:style style:name="T102" style:parent-style-name="Policepardéfaut" style:family="text">
      <style:text-properties style:font-name-complex="Times New Roman" fo:color="#000000" fo:font-size="12pt" style:font-size-asian="12pt"/>
    </style:style>
    <style:style style:name="T103" style:parent-style-name="Policepardéfaut" style:family="text">
      <style:text-properties style:font-name-complex="Times New Roman" fo:color="#000000" fo:font-size="12pt" style:font-size-asian="12pt"/>
    </style:style>
    <style:style style:name="T104" style:parent-style-name="Policepardéfaut" style:family="text">
      <style:text-properties style:font-name-complex="Times New Roman" fo:color="#000000" fo:font-size="12pt" style:font-size-asian="12pt"/>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T107" style:parent-style-name="Policepardéfaut" style:family="text">
      <style:text-properties style:font-name-complex="Times New Roman" fo:font-weight="bold" style:font-weight-asian="bold" fo:color="#000000" fo:font-size="12pt" style:font-size-asian="12pt"/>
    </style:style>
    <style:style style:name="P108" style:parent-style-name="Standard" style:family="paragraph">
      <style:paragraph-properties fo:text-align="justify"/>
    </style:style>
    <style:style style:name="T109" style:parent-style-name="Policepardéfaut" style:family="text">
      <style:text-properties style:font-name-complex="Times New Roman" fo:color="#000000" fo:font-size="12pt" style:font-size-asian="12pt"/>
    </style:style>
    <style:style style:name="P110" style:parent-style-name="Standard" style:family="paragraph">
      <style:paragraph-properties fo:text-align="justify"/>
    </style:style>
    <style:style style:name="T111" style:parent-style-name="Policepardéfaut" style:family="text">
      <style:text-properties style:font-name-complex="Times New Roman" fo:color="#000000" fo:font-size="12pt" style:font-size-asian="12pt"/>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Policepardéfaut" style:family="text">
      <style:text-properties style:font-name-complex="Times New Roman" fo:font-weight="bold" style:font-weight-asian="bold" fo:color="#000000" fo:font-size="12pt" style:font-size-asian="12pt"/>
    </style:style>
    <style:style style:name="P115" style:parent-style-name="Standard" style:family="paragraph">
      <style:paragraph-properties fo:text-align="justify"/>
    </style:style>
    <style:style style:name="T116" style:parent-style-name="Policepardéfaut" style:family="text">
      <style:text-properties style:font-name-complex="Times New Roman" fo:color="#000000" fo:font-size="12pt" style:font-size-asian="12pt"/>
    </style:style>
    <style:style style:name="T117" style:parent-style-name="Policepardéfaut" style:family="text">
      <style:text-properties style:font-name-complex="Times New Roman" fo:color="#000000" fo:font-size="12pt" style:font-size-asian="12pt"/>
    </style:style>
    <style:style style:name="P118" style:parent-style-name="Standard" style:family="paragraph">
      <style:paragraph-properties fo:text-align="justify"/>
    </style:style>
    <style:style style:name="T119" style:parent-style-name="Policepardéfaut" style:family="text">
      <style:text-properties style:font-name-complex="Times New Roman" fo:color="#000000" fo:font-size="12pt" style:font-size-asian="12pt"/>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Policepardéfaut" style:family="text">
      <style:text-properties style:font-name-complex="Times New Roman" fo:font-weight="bold" style:font-weight-asian="bold" fo:color="#000000" fo:font-size="12pt" style:font-size-asian="12pt"/>
    </style:style>
    <style:style style:name="P123" style:parent-style-name="Standard" style:family="paragraph">
      <style:paragraph-properties fo:text-align="justify"/>
    </style:style>
    <style:style style:name="T124" style:parent-style-name="Policepardéfaut" style:family="text">
      <style:text-properties style:font-name-complex="Times New Roman" fo:color="#000000" fo:font-size="12pt" style:font-size-asian="12pt"/>
    </style:style>
    <style:style style:name="T125" style:parent-style-name="Policepardéfaut" style:family="text">
      <style:text-properties style:font-name-complex="Times New Roman" fo:color="#000000" fo:font-size="12pt" style:font-size-asian="12pt"/>
    </style:style>
  </office:automatic-styles>
  <office:body>
    <office:text text:use-soft-page-breaks="true">
      <text:p text:style-name="P1"><text:span text:style-name="T2">Journal de Suzanne</text:span></text:p>
      <text:p text:style-name="P3"/>
      <text:p text:style-name="P4"><text:span text:style-name="T5">15 mars 2006.</text:span></text:p>
      <text:p text:style-name="P6"><text:span text:style-name="T7">Cher journal, c’est bien moi, Suzanne. Depuis tout ce temps, tu tombes en miettes…</text:span></text:p>
      <text:p text:style-name="P8"><text:span text:style-name="T9">Aujourd’hui, en sortant de l’épicerie, je tombe par hasard sur une<text:s/></text:span><text:span text:style-name="T10">jeune fille et sa grand-mère, Clara et Alexandra, qui cherchent des informations sur le camp de Judes. Je ne me rappelle de presque rien mais comme elles sont sympathiques on discute un moment. Et puis, avant qu’on se sépare, Clara sort une cuillère de son</text:span><text:span text:style-name="T11"><text:s/>sac. Je la reconnais tout de suite, c’est la cuillère d’Angel ! Et là tout me revient… En rentrant à la maison, je suis directement montée au grenier pour te retrouver… Mon Dieu ! Que d’années ont passé, et que d’émotions en relisant ce que je t’ai confié</text:span><text:span text:style-name="T12"><text:s/>ces années-là ...</text:span><text:span text:style-name="T13"><text:line-break/></text:span></text:p>
      <text:p text:style-name="P14"><text:span text:style-name="T15">26 février 1939.</text:span></text:p>
      <text:p text:style-name="P16"><text:span text:style-name="T17">C’est mon anniversaire, j’ai enfin 22 ans ! Tout le monde me le souhaite. Il faut dire que depuis que je travaille à la Maison Septfonds, le café du village, je connais tout le monde. Des ouvriers sont venus manger. Ils</text:span><text:span text:style-name="T18"><text:s/>disent qu’ils travaillent à la construction d’un camp d’internement pour les réfugiés espagnols. Notre petite vie tranquille va être chamboulée. Il fait froid mais ce soir je sors ! Mes amis m’ont invitée à un bal. Je te laisse, à bientôt.</text:span></text:p>
      <text:p text:style-name="P19"/>
      <text:p text:style-name="P20"><text:span text:style-name="T21">5 Mars 1939.</text:span></text:p>
      <text:p text:style-name="P22"><text:span text:style-name="T23">D</text:span><text:span text:style-name="T24">es clients me racontent qu’ils ont aperçu des Espagnols, en mauvais état, entourés de nombreux gardes, fatigués et que, parmi ces hommes, certains sont très jeunes. Où sont leurs femmes et leurs mères ? Je me demande où on les emmène car le camp n’est pas<text:s/></text:span><text:span text:style-name="T25">prêt…</text:span></text:p>
      <text:p text:style-name="P26"><text:span text:style-name="T27">On ne parle que d’eux au café. Certains les craignent, d’autres les soutiennent. Notre abbé va au camp et raconte que les conditions de vie sont épouvantables. Personnellement, je ne sais que penser. J’ai de la peine pour eux voilà tout.</text:span></text:p>
      <text:p text:style-name="P28"/>
      <text:p text:style-name="P29"><text:span text:style-name="T30">11 avril 19</text:span><text:span text:style-name="T31">39.</text:span></text:p>
      <text:p text:style-name="P32"><text:span text:style-name="T33">Cela fait plus d’un mois que je ne t’ai pas écrit ! Aujourd’hui, Marguerite et moi sommes allées faire une balade à vélo, il faisait si beau ! Nous avons croisé plusieurs réfugiés qui travaillent désormais à l’hôpital ou pour les patrons du coin. Tout<text:s/></text:span><text:span text:style-name="T34">le monde en est ravi !</text:span></text:p>
      <text:p text:style-name="P35"/>
      <text:p text:style-name="P36"><text:span text:style-name="T37">1</text:span><text:span text:style-name="T38">er</text:span><text:span text:style-name="T39"><text:s/>septembre 1939.</text:span></text:p>
      <text:p text:style-name="P40"><text:span text:style-name="T41">Je n’ai pas beaucoup de temps pour écrire mais il faut que tu saches que la Guerre a éclaté. Mon frère et mon mari sont mobilisés comme les autres. J’ai peur.</text:span></text:p>
      <text:p text:style-name="P42"/>
      <text:p text:style-name="P43"><text:span text:style-name="T44">20 octobre 1939.</text:span></text:p>
      <text:p text:style-name="P45"><text:span text:style-name="T46">Bien des choses se sont passées dep</text:span><text:span text:style-name="T47">uis la dernière fois que je t’ai écrit, notre vie a tellement changé...</text:span></text:p>
      <text:p text:style-name="P48"><text:span text:style-name="T49">Aujourd’hui, j’ai croisé un tout jeune homme, maigre et mal habillé. Je lui ai proposé quelque chose à manger. Il s’appelle Angel et n’a que 15 ans. Je le vois regarder avec insistance</text:span><text:span text:style-name="T50"><text:s/>une cuillère posée<text:s/></text:span><text:soft-page-break/><text:span text:style-name="T51">sur le comptoir. Je la lui donne. Il m’explique que pour eux, au camp, cette cuillère, c’est comme le dernier symbole de leur humanité.</text:span></text:p>
      <text:p text:style-name="P52"/>
      <text:p text:style-name="P53"><text:span text:style-name="T54">14 juin 1940.</text:span></text:p>
      <text:p text:style-name="P55"><text:span text:style-name="T56">J’ai oublié de te dire que j’ai reçu une lettre de mon époux. Il m’écrit qu’il est da</text:span><text:span text:style-name="T57">ns un camp au nord de l’Allemagne et qu’il a faim et froid. Je me sens si loin de lui. J’espère qu’il reviendra bientôt…</text:span></text:p>
      <text:p text:style-name="P58"><text:span text:style-name="T59">Heureusement, en fin de journée, Angel est venu me voir. Cela me bouleverse qu’il ait été séparé de sa mère si jeune. À chaque visite,<text:s/></text:span><text:span text:style-name="T60">j’en apprends un peu plus sur sa vie. Quelle bêtise cette guerre qui sépare les gens qui s'aiment... Je lui donne encore une cuillère.</text:span></text:p>
      <text:p text:style-name="P61"/>
      <text:p text:style-name="P62"><text:span text:style-name="T63">3 août 1940.</text:span></text:p>
      <text:p text:style-name="P64"><text:span text:style-name="T65">Mon frère est rentré. Il m’a expliqué qu’un armistice a été signé. Je n’ai pas reçu d’autre lettre de mon m</text:span><text:span text:style-name="T66">ari, je m’inquiète tellement.</text:span></text:p>
      <text:p text:style-name="P67"><text:span text:style-name="T68">Angel vient me voir. Il essaye de me réconforter. Il est si gentil ! Je ne lui donne pas de cuillère aujourd’hui car mon patron commence à se demander où passent les cuillères…</text:span></text:p>
      <text:p text:style-name="P69"/>
      <text:p text:style-name="P70">24<text:s/>octobre<text:s/>1940</text:p>
      <text:p text:style-name="P71"><text:span text:style-name="T72">L</text:span><text:span text:style-name="T73">e maréchal P</text:span><text:span text:style-name="T74">étain annonce la collaboration avec les Allemands. Au café, ça réagit tellement que j’ai bien cru que Joseph et Marcel allaient se taper dessus !</text:span></text:p>
      <text:p text:style-name="P75"/>
      <text:p text:style-name="P76"><text:span text:style-name="T77">25 novembre 1940.</text:span></text:p>
      <text:p text:style-name="P78"><text:span text:style-name="T79">Hier, j’ai lu dans le journal qu’il y a des lois contre les juifs, mais ça ne choque pas<text:s/></text:span><text:span text:style-name="T80">grand monde et au final, moi, c’est ça qui me choque. Ceux qui chuchotent dans leur coin ne semblent pas prêts à s’accommoder à ce nouveau régime. Mais ça, il n’y a qu’à toi, mon cher journal, que je peux le confier.</text:span></text:p>
      <text:p text:style-name="P81"/>
      <text:p text:style-name="P82"><text:span text:style-name="T83">11 novembre 1942.</text:span></text:p>
      <text:p text:style-name="P84"><text:span text:style-name="T85">Ce matin, en allant<text:s/></text:span><text:span text:style-name="T86">au travail, un enfant me dit qu’il a vu des chars et des camions allemands à Caussade. En arrivant au café, j’ouvre un journal : c’en est fini de la « zone libre ». Le soir, je suis obligée de fermer plus tôt, à cause du couvre-feu. Le maire demande sans c</text:span><text:span text:style-name="T87">esse la coopération des villageois. Certaines familles doivent héberger des soldats allemands.</text:span></text:p>
      <text:p text:style-name="P88"><text:span text:style-name="T89">Angel passe de moins en moins depuis qu’il est sorti du camp mais quand il vient, ça me rend heureuse. Il est devenu un ami, comme un petit frère même s’il resse</text:span><text:span text:style-name="T90">mble de plus en plus à un homme maintenant.</text:span></text:p>
      <text:p text:style-name="P91"/>
      <text:p text:style-name="P92"><text:span text:style-name="T93">21 décembre 1942.</text:span></text:p>
      <text:p text:style-name="P94"><text:span text:style-name="T95">Il m’est arrivé quelque chose qu’il faut absolument que je te raconte ! Aujourd’hui, j’ai refusé de servir un officier allemand venu recruter des travailleurs dans le camp. Mais, le maire m’a d</text:span><text:span text:style-name="T96">emandé<text:s/></text:span><text:soft-page-break/><text:span text:style-name="T97">de ne pas faire d’histoire. Il est gonflé celui-là ! Il a déjà oublié ce qui arrive à mon mari en ce moment même… Tu sais, je n’ai plus trop le cœur à faire quoi que ce soit en ce moment.</text:span></text:p>
      <text:p text:style-name="P98"/>
      <text:p text:style-name="P99"><text:span text:style-name="T100">16 février 1943.</text:span></text:p>
      <text:p text:style-name="P101"><text:span text:style-name="T102">Marguerite est venue au café aujourd’hui. E</text:span><text:span text:style-name="T103">lle est triste. Son frère est parti pour le service du travail obligatoire en Allemagne. Après son départ, la Milice est venue me voir. Ces gars, d’anciens camarades de classe, savent que j’entends beaucoup de choses et ils me questionnent. Ils me font peu</text:span><text:span text:style-name="T104">r mais je ne leur ai rien révélé d’important.</text:span></text:p>
      <text:p text:style-name="P105"/>
      <text:p text:style-name="P106"><text:span text:style-name="T107">15 août 1944.</text:span></text:p>
      <text:p text:style-name="P108"><text:span text:style-name="T109">Les journaux et les radios ne parlent que du Débarquement des Alliés en Provence et en Normandie. Je sens un sentiment d’espoir et de joie au village. On va enfin pouvoir chasser les Allemands !</text:span></text:p>
      <text:p text:style-name="P110"><text:span text:style-name="T111">J’ai entendu dire que des villageois ont été arrêtés.</text:span></text:p>
      <text:p text:style-name="P112"/>
      <text:p text:style-name="P113"><text:span text:style-name="T114">8 mai 1945.</text:span></text:p>
      <text:p text:style-name="P115"><text:span text:style-name="T116">Je n’ai pas le temps de beaucoup écrire, je dois aller aider au café pour la fête de ce soir ! Il faut préparer les bouquets de fleurs qui vont décorer la scène. Ça va être un grand<text:s/></text:span><text:span text:style-name="T117">moment !</text:span></text:p>
      <text:p text:style-name="P118"><text:span text:style-name="T119">Nous sommes libres ! Je suis sûre que mon époux va bientôt revenir !</text:span></text:p>
      <text:p text:style-name="P120"/>
      <text:p text:style-name="P121"><text:span text:style-name="T122">21 avril 1946.</text:span></text:p>
      <text:p text:style-name="P123"><text:span text:style-name="T124">Je dois te confier une grande nouvelle mon cher journal, je suis enceinte ! Mon époux est revenu durant l’été 1945. On peut dire que la vie est redevenue normale.</text:span><text:span text:style-name="T125"><text:s/>Le village accueille désormais de nouveaux habitants. Certains réfugiés se sont installés ici et ont fondé une famille. Je crois que je vais sûrement arrêter d’écrire pour un bon mo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Times New Roman" style:font-name-asian="Arial Unicode M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barrera</meta:initial-creator>
    <dc:creator>Margot Nicolle</dc:creator>
    <meta:creation-date>2019-10-04T09:31:00Z</meta:creation-date>
    <dc:date>2019-10-04T09:41:00Z</dc:date>
    <meta:template xlink:href="Normal" xlink:type="simple"/>
    <meta:editing-cycles>4</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2" meta:word-count="958" meta:character-count="6220" meta:row-count="43" meta:non-whitespace-character-count="5274"/>
  </office:meta>
</office:document-meta>
</file>